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Book Kair Penelitian</text:p>
      <text:p text:style-name="Standard"/>
      <text:p text:style-name="Standard">Minggu, 20111113</text:p>
      <text:list xml:id="list25491270" text:style-name="L1">
        <text:list-item>
          <text:p text:style-name="P1">Log Book dimulai lagi.</text:p>
        </text:list-item>
        <text:list-item>
          <text:p text:style-name="P1">Fokus ke InfoMap, SemanticVector, dan NetworkX, Graph Mining. Dengan arah ke bahasa dan dokumen teks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F Usakti</meta:initial-creator>
    <meta:creation-date>2011-11-12T18:03:51.91</meta:creation-date>
    <meta:document-statistic meta:table-count="0" meta:image-count="0" meta:object-count="0" meta:page-count="1" meta:paragraph-count="4" meta:word-count="27" meta:character-count="165"/>
    <dc:date>2011-11-13T05:39:06.19</dc:date>
    <dc:creator>TIF Usakti</dc:creator>
    <meta:editing-duration>PT11H35M26S</meta:editing-duration>
    <meta:editing-cycles>1</meta:editing-cycles>
    <meta:generator>OpenOffice.org/3.3$Win32 OpenOffice.org_project/330m20$Build-9567</meta:generator>
  </office:meta>
</office:document-meta>
</file>